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line-height="123%" fo:text-align="center" style:justify-single-word="false"/>
    </style:style>
    <style:style style:name="P2" style:family="paragraph" style:parent-style-name="Heading_20_3">
      <style:paragraph-properties fo:text-align="center" style:justify-single-word="false"/>
      <style:text-properties fo:font-size="14pt"/>
    </style:style>
    <style:style style:name="P3" style:family="paragraph" style:parent-style-name="Text_20_body">
      <style:paragraph-properties fo:line-height="123%"/>
    </style:style>
    <style:style style:name="P4" style:family="paragraph" style:parent-style-name="Text_20_body">
      <style:paragraph-properties fo:line-height="123%" fo:text-align="start"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start" style:justify-single-word="false"/>
    </style:style>
    <style:style style:name="P7" style:family="paragraph" style:parent-style-name="Text_20_body">
      <style:text-properties fo:font-size="14pt"/>
    </style:style>
    <style:style style:name="P8" style:family="paragraph" style:parent-style-name="Text_20_body">
      <style:paragraph-properties fo:text-align="start" style:justify-single-word="false"/>
      <style:text-properties fo:font-size="14pt"/>
    </style:style>
    <style:style style:name="P9" style:family="paragraph" style:parent-style-name="Text_20_body">
      <style:paragraph-properties fo:line-height="123%" fo:text-align="start" style:justify-single-word="false"/>
      <style:text-properties fo:font-size="14pt"/>
    </style:style>
    <style:style style:name="P10" style:family="paragraph" style:parent-style-name="Heading_20_1">
      <style:paragraph-properties fo:line-height="123%" fo:text-align="center" style:justify-single-word="false"/>
    </style:style>
    <style:style style:name="P11" style:family="paragraph" style:parent-style-name="Heading_20_2">
      <style:paragraph-properties fo:text-align="justify" style:justify-single-word="false"/>
    </style:style>
    <style:style style:name="P12" style:family="paragraph" style:parent-style-name="Heading_20_3">
      <style:paragraph-properties fo:text-align="center" style:justify-single-word="false"/>
      <style:text-properties fo:font-size="14pt"/>
    </style:style>
    <style:style style:name="P13" style:family="paragraph" style:parent-style-name="Text_20_body">
      <style:paragraph-properties fo:line-height="123%"/>
    </style:style>
    <style:style style:name="P14" style:family="paragraph" style:parent-style-name="Text_20_body">
      <style:paragraph-properties fo:line-height="123%" fo:text-align="start" style:justify-single-word="false"/>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start" style:justify-single-word="false"/>
    </style:style>
    <style:style style:name="P17" style:family="paragraph" style:parent-style-name="Text_20_body">
      <style:text-properties fo:font-size="14pt"/>
    </style:style>
    <style:style style:name="P18" style:family="paragraph" style:parent-style-name="Text_20_body">
      <style:paragraph-properties fo:text-align="start" style:justify-single-word="false"/>
      <style:text-properties fo:font-size="14pt"/>
    </style:style>
    <style:style style:name="P19" style:family="paragraph" style:parent-style-name="Text_20_body">
      <style:paragraph-properties fo:line-height="123%" fo:text-align="start" style:justify-single-word="false"/>
      <style:text-properties fo:font-size="14pt"/>
    </style:style>
    <style:style style:name="T1" style:family="text">
      <style:text-properties fo:font-weight="bold"/>
    </style:style>
    <style:style style:name="T2" style:family="text">
      <style:text-properties fo:color="#ff0000" fo:font-size="24pt"/>
    </style:style>
    <style:style style:name="T3" style:family="text">
      <style:text-properties fo:font-size="14pt"/>
    </style:style>
    <style:style style:name="T4" style:family="text">
      <style:text-properties fo:font-size="14pt" fo:background-color="#00ccff" loext:char-shading-value="0"/>
    </style:style>
    <style:style style:name="T5" style:family="text">
      <style:text-properties fo:font-size="14pt" fo:font-weight="bold"/>
    </style:style>
    <style:style style:name="T6" style:family="text">
      <style:text-properties fo:color="#000000" fo:font-size="14pt"/>
    </style:style>
    <style:style style:name="T7" style:family="text">
      <style:text-properties fo:color="#000000" fo:font-size="14pt" fo:language="es" fo:country="ES"/>
    </style:style>
    <style:style style:name="T8" style:family="text">
      <style:text-properties fo:color="#ffcf35" fo:font-size="14pt"/>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2"><text:span text:style-name="T3">Midterm Exam 1</text:span></text:h>
      <text:section text:style-name="Sect1" text:name="intro">
        <text:h text:style-name="P1" text:outline-level="1"><text:span text:style-name="Strong_20_Emphasis"><text:span text:style-name="T2">PLEASE READ THE INSTRUCTIONS BEFORE SUBMITTING THE TASK</text:span></text:span></text:h>
        <text:p text:style-name="P3"><text:span text:style-name="Strong_20_Emphasis"><text:span text:style-name="T3">Openning time:</text:span></text:span> <text:span text:style-name="T3">February 8 00:00 hours</text:span></text:p>
        <text:p text:style-name="Text_20_body"><text:span text:style-name="Strong_20_Emphasis"><text:span text:style-name="T3">Closing time:</text:span></text:span><text:span text:style-name="T3"> February 14 22:00 hours</text:span></text:p>
        <text:p text:style-name="Text_20_body"><text:span text:style-name="Strong_20_Emphasis"><text:span text:style-name="T6">Prerequisites: </text:span></text:span><text:span text:style-name="T7">Read and review (Lora and Prada 2016, Chapter 2) and (Blanchard and Johnson 2017, Chapter 3)</text:span></text:p>
        <text:p text:style-name="P5"><text:span text:style-name="Strong_20_Emphasis"><text:span text:style-name="T3">Instructions</text:span></text:span></text:p>
        <text:p text:style-name="P6"><text:span text:style-name="T5">1. </text:span><text:span text:style-name="T3">Once </text:span><text:span text:style-name="T5">E-book - Primer corte 30%</text:span><text:span text:style-name="T3"> sections </text:span><text:span text:style-name="T5">2. Indicadores de Empleo y Desempleo</text:span><text:span text:style-name="T3"> and </text:span><text:span text:style-name="T5">3. The goods market</text:span><text:span text:style-name="T3"> have been revised,</text:span><text:span text:style-name="Strong_20_Emphasis"><text:span text:style-name="T3"> </text:span></text:span><text:span text:style-name="T3">download the format of the </text:span><text:span text:style-name="T5">midterm exam</text:span><text:span text:style-name="T3"> through the route: Primer corte 30% &gt; Learning Activities &gt; </text:span><text:span text:style-name="T5">Midterm Exam</text:span><text:span text:style-name="T3"> Format</text:span></text:p>
        <text:p text:style-name="P6"><text:span text:style-name="T5">2. </text:span><text:span text:style-name="T3">Answer each of the points within the </text:span><text:span text:style-name="T5">Midterm Exam</text:span><text:span text:style-name="T3"> Format. </text:span><text:span text:style-name="T5">Midterm Exams</text:span><text:span text:style-name="T3"> answered in other formats will not be accepted.</text:span></text:p>
        <text:p text:style-name="P8"><text:span text:style-name="T1">3. </text:span>Send the <text:span text:style-name="T1">midterm exam</text:span> answered only using the link through the route: Primer corte 30% &gt; Learning Activities &gt; <text:span text:style-name="T1">Midterm Exam 1</text:span>. No assignments will be received by other means. </text:p>
        <text:h text:style-name="P2" text:outline-level="3">Elements to consider </text:h>
        <text:p text:style-name="P4"><text:span text:style-name="T5">1. </text:span><text:span text:style-name="T3">The </text:span><text:span text:style-name="T5">midterm exam</text:span><text:span text:style-name="T3"> can be delivered in groups of at least one (1) member and maximum six (6) members. However, if it is delivered individually, 5 points will be deducted from the final grade obtained.</text:span> </text:p>
        <text:p text:style-name="P9"><text:span text:style-name="T1">2. </text:span>The <text:span text:style-name="T1">midterm exam</text:span> can be answered in spanish or in english. This will not affect the final grade. </text:p>
        <text:p text:style-name="P7"><text:span text:style-name="T1">3. </text:span>In the case of groups equal to or greater than two (2) members, the <text:span text:style-name="T1">midterm exam</text:span> must be delivered by all the members and a single <text:span text:style-name="T1">midterm exam</text:span> of one of the members of the group will be graded. The grade of the qualified <text:span text:style-name="T1">midterm exam</text:span> will be the same grade for all the members. If any member doesn´t deliver the <text:span text:style-name="T1">midterm exam</text:span> then the grade will be zero (0) for all members.</text:p>
        <text:p text:style-name="Text_20_body"><text:soft-page-break/><text:span text:style-name="T5">4. </text:span><text:span text:style-name="T3">To motivate team work in a cooperative way, those people who work in groups will receive an additional half point in the grade of the </text:span><text:span text:style-name="T5">midterm exam</text:span><text:span text:style-name="T3"> for each additional member of the group.</text:span> </text:p>
        <text:p text:style-name="P7">In other words, if the <text:span text:style-name="T1">midterm exam</text:span> is presented in groups consisting of two (2) students one (1) additional point will be add to the final grade, if it is presented in groups consisting of three (3) students an additional point and a half (1.5) will be add to the final grade, if it is presented in groups consisting of four (4) students two (2) additional points will be add to the final grade, if it is presented in groups consisting of five (5) students an additional two and a half points (2.5) will be add to the final grade and if it is presented in groups consisting of six (6) students three (3) additional points will be add to the final grade. </text:p>
        <text:p text:style-name="P7"><text:span text:style-name="T1">5.</text:span> When the <text:span text:style-name="T1">midterm exam</text:span> is sent, only files of maximum 5 MB can be uploaded.</text:p>
        <text:p text:style-name="P7"><text:span text:style-name="T1">6.</text:span> When sending the <text:span text:style-name="T1">midterm exam</text:span> don´t modify the format of it or add names. Also add only the codes of the members of the group. This prevents the person who grade from not having biases by not knowing the identity of the students. In this way the professor only focuses on the content of what is presented by the students. </text:p>
        <text:p text:style-name="Text_20_body"><text:span text:style-name="T5">7.</text:span><text:span text:style-name="T8"> </text:span><text:span text:style-name="T3">  Only uploaded pdf files will be graded. In that sense do not upload files in zip, rar, doc, docx or any other extension because they will not be graded.</text:span> </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18:34:26.959522873</meta:creation-date>
    <dc:date>2021-06-18T08:47:39.221717596</dc:date>
    <meta:editing-duration>PT35M50S</meta:editing-duration>
    <meta:editing-cycles>13</meta:editing-cycles>
    <meta:generator>LibreOffice/6.4.7.2$Linux_X86_64 LibreOffice_project/40$Build-2</meta:generator>
    <meta:document-statistic meta:table-count="0" meta:image-count="0" meta:object-count="0" meta:page-count="2" meta:paragraph-count="18" meta:word-count="532" meta:character-count="2910" meta:non-whitespace-character-count="2386"/>
  </office:meta>
</office:document-meta>
</file>